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Menlo, Monaco, Consolas, 'Liberation Mono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a3a57"/>
    </style:style>
    <style:style style:name="P2" style:family="paragraph" style:parent-style-name="Standard">
      <style:paragraph-properties fo:text-align="center" style:justify-single-word="false"/>
      <style:text-properties officeooo:paragraph-rsid="001a3a57"/>
    </style:style>
    <style:style style:name="P3" style:family="paragraph" style:parent-style-name="Standard">
      <style:text-properties officeooo:rsid="001b2826" officeooo:paragraph-rsid="001b2826"/>
    </style:style>
    <style:style style:name="P4" style:family="paragraph" style:parent-style-name="Standard">
      <style:text-properties officeooo:rsid="001b2826" officeooo:paragraph-rsid="001ccba1"/>
    </style:style>
    <style:style style:name="P5" style:family="paragraph" style:parent-style-name="Preformatted_20_Text">
      <style:text-properties fo:font-variant="normal" fo:text-transform="none" fo:color="#3a3a3a" style:font-name="SFMono-Regular" fo:letter-spacing="normal" fo:font-style="normal" fo:font-weight="normal" officeooo:rsid="001b2826" officeooo:paragraph-rsid="001b2826"/>
    </style:style>
    <style:style style:name="P6" style:family="paragraph" style:parent-style-name="Preformatted_20_Text">
      <style:text-properties officeooo:rsid="001b2826" officeooo:paragraph-rsid="001ccba1"/>
    </style:style>
    <style:style style:name="P7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3a3a3a" fo:letter-spacing="normal"/>
    </style:style>
    <style:style style:name="P8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3a3a3a" fo:letter-spacing="normal" officeooo:rsid="001ccba1" officeooo:paragraph-rsid="001ccba1"/>
    </style:style>
    <style:style style:name="P9" style:family="paragraph" style:parent-style-name="Preformatted_20_Text">
      <style:paragraph-properties fo:margin-top="0cm" fo:margin-bottom="0cm" loext:contextual-spacing="false" fo:orphans="2" fo:widows="2" fo:padding="0cm" fo:border="none"/>
      <style:text-properties fo:font-variant="normal" fo:text-transform="none" fo:color="#3a3a3a" style:font-name="SFMono-Regular" fo:letter-spacing="normal" fo:font-style="normal" fo:font-weight="normal"/>
    </style:style>
    <style:style style:name="T1" style:family="text">
      <style:text-properties fo:font-weight="bold" officeooo:rsid="001a3a57" style:font-weight-asian="bold" style:font-weight-complex="bold"/>
    </style:style>
    <style:style style:name="T2" style:family="text">
      <style:text-properties officeooo:rsid="001b2826"/>
    </style:style>
    <style:style style:name="T3" style:family="text">
      <style:text-properties style:font-name="SFMono-Regular" fo:font-style="normal" fo:font-weight="normal"/>
    </style:style>
    <style:style style:name="T4" style:family="text">
      <style:text-properties fo:color="#007800"/>
    </style:style>
    <style:style style:name="T5" style:family="text">
      <style:text-properties fo:color="#007800" style:font-name="SFMono-Regular" fo:font-style="normal" fo:font-weight="normal"/>
    </style:style>
    <style:style style:name="T6" style:family="text">
      <style:text-properties fo:color="#007800" fo:font-style="italic" style:font-style-asian="italic" style:font-style-complex="italic"/>
    </style:style>
    <style:style style:name="T7" style:family="text">
      <style:text-properties fo:color="#000000"/>
    </style:style>
    <style:style style:name="T8" style:family="text">
      <style:text-properties fo:color="#000000" style:font-name="SFMono-Regular" fo:font-style="normal" fo:font-weight="bold"/>
    </style:style>
    <style:style style:name="T9" style:family="text">
      <style:text-properties fo:color="#000000" style:font-name="SFMono-Regular" fo:font-style="normal" fo:font-weight="normal"/>
    </style:style>
    <style:style style:name="T10" style:family="text">
      <style:text-properties fo:color="#000000" fo:font-weight="bold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1ccba1" style:font-style-asian="italic" style:font-style-complex="italic"/>
    </style:style>
    <style:style style:name="T13" style:family="text">
      <style:text-properties officeooo:rsid="001ccba1"/>
    </style:style>
    <style:style style:name="T14" style:family="text">
      <style:text-properties fo:font-variant="normal" fo:text-transform="none" fo:color="#3a3a3a" style:font-name="SFMono-Regular" fo:letter-spacing="normal" fo:font-style="normal" fo:font-weight="normal"/>
    </style:style>
    <style:style style:name="T15" style:family="text">
      <style:text-properties fo:font-variant="normal" fo:text-transform="none" fo:color="#000000" style:font-name="SFMono-Regular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4"/><text:span text:style-name="T1">Historial de comandos usados para crear un Access Point con una Raspberry Pi Model B+</text:span></text:p>
      <text:p text:style-name="P1"/>
      <text:p text:style-name="P1"/>
      <text:p text:style-name="P1"/>
      <text:p text:style-name="P1">1 <text:s text:c="3"/>sudo apt-get update</text:p>
      <text:p text:style-name="Standard">2 <text:s text:c="3"/>sudo apt-get upgrade</text:p>
      <text:p text:style-name="Standard">3 <text:s text:c="3"/>sudo reboot</text:p>
      <text:p text:style-name="Standard">4 <text:s text:c="3"/>sudo apt install hostpad</text:p>
      <text:p text:style-name="Standard">5 <text:s text:c="3"/>sudo apt install hostapd</text:p>
      <text:p text:style-name="Standard">6 <text:s text:c="3"/>sudo systemctl unmask hostapd</text:p>
      <text:p text:style-name="Standard">7 <text:s text:c="3"/>sudo systemctl enable hostapd</text:p>
      <text:p text:style-name="Standard">8 <text:s text:c="3"/>sudo apt install dnsmasq</text:p>
      <text:p text:style-name="Standard">9 <text:s text:c="3"/>sudo DEBIAN_FRONTEND=noninteractive apt install -y netfilter-persistent iptables-persistent</text:p>
      <text:p text:style-name="Standard">10 <text:s/>sudo nano /etc/dhcpcd.conf</text:p>
      <text:p text:style-name="Standard">11 <text:s/>sudo nano /etc/sysctl.d/routed-ap.conf</text:p>
      <text:p text:style-name="Standard">12 <text:s/>sudo iptables -t nat -A POSTROUTING -o eth0 -j MASQUERADE</text:p>
      <text:p text:style-name="Standard">13 <text:s/>sudo netfilter-persistent save</text:p>
      <text:p text:style-name="Standard">14 <text:s/>sudo mv /etc/dnsmasq.conf /etc/dnsmasq.conf.orig</text:p>
      <text:p text:style-name="P1">15 <text:s/>sudo nano /etc/dnsmasq.conf</text:p>
      <text:p text:style-name="P1">16 <text:s/>sudo nano /etc/hostapd/hostapd.conf</text:p>
      <text:p text:style-name="Standard"/>
      <text:p text:style-name="P3">En el paso número 10 se colocó lo siguiente en el archivo “<text:span text:style-name="T11">hcpcd.conf</text:span>” <text:span text:style-name="T13">para asignar una dirección IP estática a la interfaz wlan0</text:span></text:p>
      <text:p text:style-name="P3"/>
      <text:p text:style-name="P5">interface wlan0</text:p>
      <text:p text:style-name="P7"><text:s text:c="4"/><text:span text:style-name="T3">static </text:span><text:span text:style-name="T5">ip_address</text:span><text:span text:style-name="T3">=192.168.4.1</text:span><text:span text:style-name="T8">/</text:span><text:span text:style-name="T9">24</text:span></text:p>
      <text:p text:style-name="P7"><text:s text:c="4"/><text:span text:style-name="T3">nohook wpa_supplicant</text:span></text:p>
      <text:p text:style-name="P8"><text:span text:style-name="T3"/></text:p>
      <text:p text:style-name="P4">En el paso número <text:span text:style-name="T13">11 se creo el archivo “routed-ap.conf” dentro del directorio “</text:span><text:span text:style-name="T12">sysctl.d “ </text:span><text:span text:style-name="T13">para permitir el direccionamiento de tráfico desde el access point hacia los clientes que se conecten a la Raspberry, dentro de ese archivo se colocó la siguiente línea de código:</text:span></text:p>
      <text:p text:style-name="P4"/>
      <text:p text:style-name="P6"><text:span text:style-name="T14">net.ipv4.ip_forward=</text:span><text:span text:style-name="T15">1</text:span></text:p>
      <text:p text:style-name="P4"/>
      <text:p text:style-name="P4">En el paso número 1<text:span text:style-name="T13">2 </text:span>se <text:span text:style-name="T13">establecen las nuevas reglas de firewall.</text:span></text:p>
      <text:p text:style-name="P4"/>
      <text:p text:style-name="P3">En el paso número 15 se ingresó la siguiente información en el archivo “<text:span text:style-name="T11">dnsmasq.conf”.</text:span></text:p>
      <text:p text:style-name="P3"><text:span text:style-name="T11"/></text:p>
      <text:p text:style-name="P3"/>
      <text:p text:style-name="P5"><text:span text:style-name="T4">interface</text:span>=wlan0</text:p>
      <text:p text:style-name="P9">dhcp-range=192.168.4.2,192.168.4.20,255.255.255.0,24h</text:p>
      <text:p text:style-name="P9"><text:span text:style-name="T4">domain</text:span>=wlan</text:p>
      <text:p text:style-name="P9"><text:span text:style-name="T4">address</text:span>=<text:span text:style-name="T10">/</text:span>gw.wlan<text:span text:style-name="T10">/</text:span>192.168.4.1</text:p>
      <text:p text:style-name="P3"/>
      <text:p text:style-name="P3">En el paso número 16 se ingresó la siguiente información en el archivo “hostapd<text:span text:style-name="T11">.conf”.</text:span></text:p>
      <text:p text:style-name="P3"><text:span text:style-name="T11"/></text:p>
      <text:p text:style-name="P5"><text:span text:style-name="T6">interface</text:span><text:span text:style-name="T11">=wlan0</text:span></text:p>
      <text:p text:style-name="P9"><text:span text:style-name="T4">ssid</text:span>=<text:span text:style-name="T2">S-PIICO</text:span></text:p>
      <text:p text:style-name="P9"><text:span text:style-name="T4">hw_mode</text:span>=g</text:p>
      <text:p text:style-name="P9"><text:span text:style-name="T4">channel</text:span>=<text:span text:style-name="T7">7</text:span></text:p>
      <text:p text:style-name="P9"><text:span text:style-name="T4">macaddr_acl</text:span>=<text:span text:style-name="T7">0</text:span></text:p>
      <text:p text:style-name="P9"><text:span text:style-name="T4">auth_algs</text:span>=<text:span text:style-name="T7">1</text:span></text:p>
      <text:p text:style-name="P9"><text:span text:style-name="T4">ignore_broadcast_ssid</text:span>=<text:span text:style-name="T7">0</text:span></text:p>
      <text:p text:style-name="P9"><text:span text:style-name="T4">wpa</text:span>=<text:span text:style-name="T7">2</text:span></text:p>
      <text:p text:style-name="P9"><text:span text:style-name="T4">wpa_passphrase</text:span>=<text:span text:style-name="T2">PIICO2020</text:span></text:p>
      <text:p text:style-name="P9"><text:soft-page-break/><text:span text:style-name="T4">wpa_key_mgmt</text:span>=WPA-PSK</text:p>
      <text:p text:style-name="P9"><text:span text:style-name="T4">wpa_pairwise</text:span>=TKIP</text:p>
      <text:p text:style-name="P9"><text:span text:style-name="T4">rsn_pairwise</text:span>=CCMP</text:p>
      <text:p text:style-name="P9"/>
      <text:p text:style-name="P9"/>
      <text:p text:style-name="P3"><text:span text:style-name="T11"/></text:p>
      <text:p text:style-name="P3"><text:span text:style-name="T11"/></text:p>
      <text:p text:style-name="P3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Menlo, Monaco, Consolas, 'Liberation Mono', '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4T15:48:38.458303622</meta:creation-date>
    <dc:date>2020-06-04T16:36:42.675680403</dc:date>
    <meta:editing-duration>PT27M53S</meta:editing-duration>
    <meta:editing-cycles>4</meta:editing-cycles>
    <meta:generator>LibreOffice/6.1.5.2$Linux_ARM_EABI LibreOffice_project/10$Build-2</meta:generator>
    <meta:document-statistic meta:table-count="0" meta:image-count="0" meta:object-count="0" meta:page-count="2" meta:paragraph-count="42" meta:word-count="226" meta:character-count="1709" meta:non-whitespace-character-count="1479"/>
  </office:meta>
</office:document-meta>
</file>